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DejaVu Serif" svg:font-family="'DejaVu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/>
    </style:style>
    <style:style style:name="P4" style:family="paragraph" style:parent-style-name="Heading_20_1" style:master-page-name="HTML">
      <style:paragraph-properties style:page-number="auto"/>
    </style:style>
    <style:style style:name="P5" style:family="paragraph" style:parent-style-name="Heading_20_1">
      <style:paragraph-properties fo:break-before="page"/>
    </style:style>
    <style:style style:name="T1" style:family="text">
      <style:text-properties fo:font-weight="bol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Problem E: Dance</text:h>
      <text:p text:style-name="Text_20_body"><text:line-break/><text:span text:style-name="T1">Source:</text:span> <text:span text:style-name="Teletype">dance.{c,cpp,java}</text:span> <text:line-break/><text:span text:style-name="T1">Input:</text:span> <text:span text:style-name="Teletype">dance.in</text:span> <text:line-break/><text:span text:style-name="T1">Output:</text:span> <text:span text:style-name="Teletype">dance.out</text:span> </text:p>
      <text:p text:style-name="Text_20_body">For a dance to be proper in the Altered Culture of Machinema, it must abide by the following rules: </text:p>
      <text:list text:style-name="L1">
        <text:list-item>
          <text:p text:style-name="P3">A dip can only appear 1 or 2 steps after a jiggle, or before a twirl, as in: </text:p>
          <text:list>
            <text:list-item>
              <text:p text:style-name="P3">...jiggle dip... </text:p>
            </text:list-item>
            <text:list-item>
              <text:p text:style-name="P3">...jiggle stomp dip... </text:p>
            </text:list-item>
            <text:list-item>
              <text:p text:style-name="P3">...dip twirl... </text:p>
            </text:list-item>
          </text:list>
        </text:list-item>
        <text:list-item>
          <text:p text:style-name="P3">All dances end with a clap stomp clap. </text:p>
        </text:list-item>
        <text:list-item>
          <text:p text:style-name="P3">If a dance contains a twirl, it must have a hop. </text:p>
        </text:list-item>
        <text:list-item>
          <text:p text:style-name="P3">No dance can start with a jiggle. </text:p>
        </text:list-item>
        <text:list-item>
          <text:p text:style-name="P2">All dances must have a dip. </text:p>
        </text:list-item>
      </text:list>
      <text:p text:style-name="Text_20_body">As instructor at a dance composition school, you must grade many freshman attempts at composing dances. You decide to make an automatic grader that can check against these rules.</text:p>
      <text:h text:style-name="Heading_20_1" text:outline-level="1">Input</text:h>
      <text:p text:style-name="Text_20_body">The input consists of a number of dances, one per line. Each dance has a maximum of 1000 steps. Each step is separated by a single space, and all steps are lowercase alphabetic words at most 100 letters long.</text:p>
      <text:h text:style-name="Heading_20_1" text:outline-level="1">Output</text:h>
      <text:p text:style-name="Text_20_body">If a dance in the input has no mistakes, then the output should contain the words "form ok: " followed by the original composition.</text:p>
      <text:p text:style-name="Text_20_body">If a dance has a single type of form error, then the output should contain the words "form error K: " where K is the rule which failed, followed by the composition.</text:p>
      <text:p text:style-name="Text_20_body">If a dance has multiple types of form errors, then the output should contain the errors as a comma separated clause, as in "form errors K(1), K(2), ..., K(N-1) and K(N): " where the form errors are in increasing order, followed by the composition.</text:p>
      <text:p text:style-name="Text_20_body">If a dance has form error 1, every dip in the dance that violates rule 1 should be printed in upper case.</text:p>
      <text:h text:style-name="Heading_20_1" text:outline-level="1"/>
      <text:h text:style-name="P5" text:outline-level="1">Sample Input</text:h>
      <text:p text:style-name="Preformatted_20_Text">dip twirl hop jiggle hop hop clap stomp clap</text:p>
      <text:p text:style-name="Preformatted_20_Text">dip hop jiggle hop hop clap stomp clap</text:p>
      <text:p text:style-name="Preformatted_20_Text">dip twirl hop jiggle hop hop clap clap stomp</text:p>
      <text:p text:style-name="Preformatted_20_Text">jiggle dip twirl hop jiggle hop hop clap stomp clap</text:p>
      <text:p text:style-name="Preformatted_20_Text">jiggle dip</text:p>
      <text:p text:style-name="Preformatted_20_Text">jiggle</text:p>
      <text:p text:style-name="P1">dip twirl hop dip jiggle hop dip hop clap stomp clap</text:p>
      <text:h text:style-name="Heading_20_1" text:outline-level="1">Sample Output</text:h>
      <text:p text:style-name="Preformatted_20_Text">form ok: dip twirl hop jiggle hop hop clap stomp clap</text:p>
      <text:p text:style-name="Preformatted_20_Text">form error 1: DIP hop jiggle hop hop clap stomp clap</text:p>
      <text:p text:style-name="Preformatted_20_Text">form error 2: dip twirl hop jiggle hop hop clap clap stomp</text:p>
      <text:p text:style-name="Preformatted_20_Text">form error 4: jiggle dip twirl hop jiggle hop hop clap stomp clap</text:p>
      <text:p text:style-name="Preformatted_20_Text">form errors 2 and 4: jiggle dip</text:p>
      <text:p text:style-name="Preformatted_20_Text">form errors 2, 4 and 5: jiggle</text:p>
      <text:p text:style-name="P1">form error 1: dip twirl hop DIP jiggle hop dip hop clap stomp cla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DejaVu Serif" svg:font-family="'DejaVu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DejaVu Serif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in" fo:margin-bottom="0.1965in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horndale" fo:font-size="14pt" fo:font-weight="bold" style:font-name-asian="HG Mincho Light J" style:font-size-asian="14pt" style:font-weight-asian="bold" style:font-name-complex="Arial Unicode MS" style:font-size-complex="1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2pt" fo:font-weight="bold" style:font-name-asian="DejaVu Sans Mono" style:font-size-asian="12pt" style:font-weight-asian="bold" style:font-name-complex="DejaVu Sans Mono" style:font-size-complex="12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Teletype" style:family="text">
      <style:text-properties style:font-name="DejaVu Sans Mono" fo:font-size="12pt" fo:font-weight="bold" style:font-name-asian="DejaVu Sans Mono" style:font-size-asian="12pt" style:font-weight-asian="bold" style:font-name-complex="DejaVu Sans Mono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HTML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dc:title>Problem E: Dance</dc:title>
    <dc:date>2008-10-21T16:15:54</dc:date>
    <meta:editing-cycles>1</meta:editing-cycles>
    <meta:editing-duration>PT12M1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5" meta:word-count="410" meta:character-count="2132"/>
  </office:meta>
</office:document-meta>
</file>